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c5da" officeooo:paragraph-rsid="0011c5da"/>
    </style:style>
    <style:style style:name="P2" style:family="paragraph" style:parent-style-name="Standard">
      <style:text-properties officeooo:rsid="0011c5da" officeooo:paragraph-rsid="001350ee"/>
    </style:style>
    <style:style style:name="P3" style:family="paragraph" style:parent-style-name="Standard">
      <style:text-properties officeooo:rsid="0011c5da" officeooo:paragraph-rsid="0015c291"/>
    </style:style>
    <style:style style:name="P4" style:family="paragraph" style:parent-style-name="Standard">
      <style:text-properties officeooo:rsid="00153d36" officeooo:paragraph-rsid="0015c291"/>
    </style:style>
    <style:style style:name="P5" style:family="paragraph" style:parent-style-name="Standard">
      <style:text-properties officeooo:rsid="0015c291" officeooo:paragraph-rsid="0015c291"/>
    </style:style>
    <style:style style:name="P6" style:family="paragraph" style:parent-style-name="Standard">
      <style:text-properties officeooo:rsid="0015c291" officeooo:paragraph-rsid="0017a5b3"/>
    </style:style>
    <style:style style:name="P7" style:family="paragraph" style:parent-style-name="Standard">
      <style:text-properties officeooo:rsid="0015c291" officeooo:paragraph-rsid="001982be"/>
    </style:style>
    <style:style style:name="P8" style:family="paragraph" style:parent-style-name="Standard">
      <style:text-properties officeooo:rsid="0015c291" officeooo:paragraph-rsid="001aed5d"/>
    </style:style>
    <style:style style:name="P9" style:family="paragraph" style:parent-style-name="Standard">
      <style:text-properties officeooo:rsid="00182746" officeooo:paragraph-rsid="00182746"/>
    </style:style>
    <style:style style:name="P10" style:family="paragraph" style:parent-style-name="Standard">
      <style:text-properties officeooo:rsid="001982be" officeooo:paragraph-rsid="001982be"/>
    </style:style>
    <style:style style:name="P11" style:family="paragraph" style:parent-style-name="Standard">
      <style:text-properties officeooo:rsid="001982be" officeooo:paragraph-rsid="001c2742"/>
    </style:style>
    <style:style style:name="P12" style:family="paragraph" style:parent-style-name="Standard">
      <style:text-properties officeooo:rsid="001982be" officeooo:paragraph-rsid="001daa72"/>
    </style:style>
    <style:style style:name="P13" style:family="paragraph" style:parent-style-name="Standard">
      <style:text-properties officeooo:rsid="001daa72" officeooo:paragraph-rsid="001daa72"/>
    </style:style>
    <style:style style:name="P14" style:family="paragraph" style:parent-style-name="Standard">
      <style:text-properties officeooo:rsid="001daa72" officeooo:paragraph-rsid="0022b257"/>
    </style:style>
    <style:style style:name="P15" style:family="paragraph" style:parent-style-name="Standard">
      <style:text-properties officeooo:rsid="001daa72" officeooo:paragraph-rsid="00232521"/>
    </style:style>
    <style:style style:name="P16" style:family="paragraph" style:parent-style-name="Standard">
      <style:text-properties officeooo:rsid="001982be" officeooo:paragraph-rsid="001aed5d"/>
    </style:style>
    <style:style style:name="P17" style:family="paragraph" style:parent-style-name="Standard">
      <style:text-properties officeooo:rsid="0015c291" officeooo:paragraph-rsid="0015c291"/>
    </style:style>
    <style:style style:name="P18" style:family="paragraph" style:parent-style-name="Standard">
      <style:text-properties officeooo:rsid="0015c291" officeooo:paragraph-rsid="00260a99"/>
    </style:style>
    <style:style style:name="P19" style:family="paragraph" style:parent-style-name="Standard">
      <style:text-properties officeooo:rsid="00260a99" officeooo:paragraph-rsid="00260a99"/>
    </style:style>
    <style:style style:name="P20" style:family="paragraph" style:parent-style-name="Title">
      <style:text-properties officeooo:rsid="0016cad0" officeooo:paragraph-rsid="0016cad0"/>
    </style:style>
    <style:style style:name="T1" style:family="text">
      <style:text-properties officeooo:rsid="001350ee"/>
    </style:style>
    <style:style style:name="T2" style:family="text">
      <style:text-properties officeooo:rsid="0015c291"/>
    </style:style>
    <style:style style:name="T3" style:family="text">
      <style:text-properties officeooo:rsid="0019311b"/>
    </style:style>
    <style:style style:name="T4" style:family="text">
      <style:text-properties officeooo:rsid="001982be"/>
    </style:style>
    <style:style style:name="T5" style:family="text">
      <style:text-properties officeooo:rsid="001aed5d"/>
    </style:style>
    <style:style style:name="T6" style:family="text">
      <style:text-properties officeooo:rsid="001c2742"/>
    </style:style>
    <style:style style:name="T7" style:family="text">
      <style:text-properties officeooo:rsid="001f00c6"/>
    </style:style>
    <style:style style:name="T8" style:family="text">
      <style:text-properties officeooo:rsid="0020d024"/>
    </style:style>
    <style:style style:name="T9" style:family="text">
      <style:text-properties officeooo:rsid="00232521"/>
    </style:style>
    <style:style style:name="T10" style:family="text">
      <style:text-properties officeooo:rsid="00260a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itLike2</text:p>
      <text:p text:style-name="Subtitle">User manual</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escription of the Matlab objects <text:span text:style-name="T2">and function</text:span></text:h>
      <text:p text:style-name="P1"/>
      <text:p text:style-name="P3"/>
      <text:h text:style-name="Heading_20_2" text:outline-level="2">ParamObj</text:h>
      <text:p text:style-name="P4">This class is designed to contain some parameters in a structure (field paramList) and to facilitate some file-dependent operations such as generating time axes.</text:p>
      <text:p text:style-name="P4"/>
      <text:h text:style-name="Heading_20_2" text:outline-level="2">Data import function</text:h>
      <text:p text:style-name="P5">[dataarray, parametersarray] = readsdfv<text:span text:style-name="T3">X</text:span>(fi<text:span text:style-name="T10">lename</text:span>)</text:p>
      <text:p text:style-name="P5">At a low level, importing experimental data is done using the functions readsdfv1 or readsdfv2 depending on the version of the sdf file. These function need the file <text:span text:style-name="T10">name</text:span> of the data file to be openened (from fopen) and return two elements, an array of data and an array of parameter objects. These can then be used to generate an array of custom-made bloc objects.</text:p>
      <text:p text:style-name="P5"/>
      <text:p text:style-name="P5">Example:</text:p>
      <text:p text:style-name="P19">fullname = fullfile(cd,<text:span text:style-name="T2">'tube16.1_All_P.sdf'</text:span>);</text:p>
      <text:p text:style-name="P18">[d,p]= readsdfv2(<text:span text:style-name="T10">fullname</text:span>);</text:p>
      <text:p text:style-name="P5"><text:bookmark-start text:name="__DdeLink__5335_3406680483"/>fclose(fid)<text:bookmark-end text:name="__DdeLink__5335_3406680483"/></text:p>
      <text:p text:style-name="P1"/>
      <text:h text:style-name="Heading_20_2" text:outline-level="2">DataUnit</text:h>
      <text:p text:style-name="P1">This is the class of object from which are derived all the objects that contain some data, i.e. Bloc, Zone and Disp. It contains the following fields:</text:p>
      <text:p text:style-name="P1"><text:s text:c="8"/>x: array of doubles, stores the values used to generate the X-axis of the plot (time, Bevo,...)</text:p>
      <text:p text:style-name="P1"><text:s text:c="8"/>y: array of doubles, stores the values used to generate the Y-axis of th plot ('R1','fid',...)</text:p>
      <text:p text:style-name="P2"><text:s text:c="8"/>dy: array of doubles, stores the values used to generate the <text:s/>error bars on Y</text:p>
      <text:p text:style-name="P2"><text:s text:c="8"/>xLabel: string of characters <text:span text:style-name="T1">displayed along with the</text:span> <text:span text:style-name="T1">X</text:span> <text:span text:style-name="T1">axis in TeX format</text:span> ('<text:span text:style-name="T1">Time</text:span> <text:span text:style-name="T1">(s},</text:span> ...)</text:p>
      <text:p text:style-name="P1"><text:s text:c="8"/>yLabel: string of characters <text:span text:style-name="T1">displayed along with the</text:span> Y <text:span text:style-name="T1">axis in TeX format</text:span> ('R_1 <text:span text:style-name="T1">(s^{-1},</text:span> ...)</text:p>
      <text:p text:style-name="P1"><text:s text:c="8"/>mask: <text:span text:style-name="T1">array of booleans to mask the fields above, 1 when the data is retained, 0 when removed</text:span></text:p>
      <text:p text:style-name="P1"><text:s text:c="8"/>parameter: ParamObj <text:span text:style-name="T1">object containing the </text:span>parameters associated with the data</text:p>
      <text:p text:style-name="P9">When creating a bloc, remember that the data is organised by array of objects and cells of data. Operations are facilitated by the use of cellfun and arrayfun (see Matlab documentation). <text:span text:style-name="T3">Bloc </text:span><text:soft-page-break/><text:span text:style-name="T3">objects can be created from the outputs of the readsdfvX functions quite easily because they accept cells as inputs, in which case they create arrays of objects using each element of the cell arrays provided.</text:span></text:p>
      <text:p text:style-name="P5"/>
      <text:p text:style-name="P6">Examples:</text:p>
      <text:p text:style-name="P6">b = Bloc('y',cellfun(@(x,y) x+1i*y,d.real,d.imag,'UniformOutput',0),'x',d.time,'parameter',p);</text:p>
      <text:h text:style-name="Heading_20_2" text:outline-level="2">Process<text:span text:style-name="T5">Data</text:span>Unit</text:h>
      <text:p text:style-name="P8">Bloc, Zone and Disp <text:span text:style-name="T4">objets can be used to extract data. Zone object are used to make Disp objects, and Blocs are used to make Zone (or Disp, too). These processes can be modified to use different algorithms or parameters, so this process has been encapsulated into an object of type ProcessDataUnit.</text:span></text:p>
      <text:p text:style-name="P16">ProcessDataUnit objects transform one type of object into another:</text:p>
      <text:p text:style-name="P7"><text:s text:c="8"/><text:span text:style-name="T4">Bloc2Zone: takes an array of Blocs as an input and provides an array of Zones</text:span></text:p>
      <text:p text:style-name="P7"><text:s text:c="8"/><text:span text:style-name="T4">Zone2Disp: same as above, but from Zone to Disp object</text:span></text:p>
      <text:p text:style-name="P7"><text:s text:c="8"/><text:span text:style-name="T4">Bloc2Bloc: filter class that acts on a Bloc object</text:span></text:p>
      <text:p text:style-name="P7"><text:s text:c="8"/><text:span text:style-name="T4">etc...</text:span></text:p>
      <text:p text:style-name="P10">The fields for this objects are as follows:</text:p>
      <text:p text:style-name="P10"><text:s text:c="8"/>functionName: <text:span text:style-name="T6">string of </text:span>char<text:span text:style-name="T6">s,</text:span> name of the model as appearing in the figure legend</text:p>
      <text:p text:style-name="P10"><text:s text:c="8"/>labelY: <text:span text:style-name="T6">string of </text:span>char, labels <text:span text:style-name="T6">to be used to generate </text:span>the Y-axis <text:span text:style-name="T6">labels</text:span></text:p>
      <text:p text:style-name="P11"><text:s text:c="8"/>labelX: <text:span text:style-name="T6">string of </text:span>char, labels <text:span text:style-name="T6">to be used to generate </text:span>the <text:span text:style-name="T6">X</text:span>-axis <text:span text:style-name="T6">labels</text:span></text:p>
      <text:p text:style-name="P15">Other classes derived from this one have specific fields <text:span text:style-name="T9">and methods</text:span>. <text:span text:style-name="T9">For instance, Bloc2Zone objects derive from ProcessDataUnit and have the additional method makeZone, which generate the Zone object from the Bloc object. Zone2Disp objects have the method makeDisp, which does a similar job.</text:span></text:p>
      <text:p text:style-name="P14"><text:span text:style-name="T8">For instance, </text:span>ProcessAverageAbs <text:span text:style-name="T8">is a class that generate Zone objects by using the average of the magnitude data from the Bloc objects,so it derives from Bloc2Zone. </text:span></text:p>
      <text:p text:style-name="P13"/>
      <text:p text:style-name="P13">Ex<text:span text:style-name="T7">a</text:span>mple:</text:p>
      <text:p text:style-name="P13">b2z = ProcessAverageAbs; </text:p>
      <text:p text:style-name="P12">zone = makeZone(b2z,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40S</meta:editing-duration>
    <meta:editing-cycles>20</meta:editing-cycles>
    <meta:generator>LibreOffice/5.3.3.2$Windows_X86_64 LibreOffice_project/3d9a8b4b4e538a85e0782bd6c2d430bafe583448</meta:generator>
    <dc:date>2018-07-09T11:05:44.314000000</dc:date>
    <meta:document-statistic meta:table-count="0" meta:image-count="0" meta:object-count="0" meta:page-count="2" meta:paragraph-count="40" meta:word-count="544" meta:character-count="3502" meta:non-whitespace-character-count="2883"/>
    <meta:user-defined meta:name="Info 1"/>
    <meta:user-defined meta:name="Info 2"/>
    <meta:user-defined meta:name="Info 3"/>
    <meta:user-defined meta:name="Info 4"/>
  </office:meta>
</office:document-meta>
</file>